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b89df" officeooo:paragraph-rsid="000b89df" style:font-size-asian="8pt" style:font-size-complex="8pt"/>
    </style:style>
    <style:style style:name="P2" style:family="paragraph" style:parent-style-name="Standard">
      <style:text-properties fo:font-size="8pt" officeooo:rsid="000c8b53" officeooo:paragraph-rsid="000c8b53" style:font-size-asian="8pt" style:font-size-complex="8pt"/>
    </style:style>
    <style:style style:name="P3" style:family="paragraph" style:parent-style-name="Standard">
      <style:text-properties fo:font-size="8pt" officeooo:rsid="000c8b53" officeooo:paragraph-rsid="000e9d5d" style:font-size-asian="8pt" style:font-size-complex="8pt"/>
    </style:style>
    <style:style style:name="P4" style:family="paragraph" style:parent-style-name="Standard">
      <style:text-properties fo:font-size="8pt" officeooo:rsid="0012f208" officeooo:paragraph-rsid="0012f208" style:font-size-asian="8pt" style:font-size-complex="8pt"/>
    </style:style>
    <style:style style:name="P5" style:family="paragraph" style:parent-style-name="Standard">
      <style:text-properties fo:font-size="8pt" officeooo:rsid="0019c0a3" officeooo:paragraph-rsid="0019c0a3" style:font-size-asian="8pt" style:font-size-complex="8pt"/>
    </style:style>
    <style:style style:name="P6" style:family="paragraph" style:parent-style-name="Standard">
      <style:text-properties fo:font-size="8pt" officeooo:rsid="0019c0a3" officeooo:paragraph-rsid="001a7543" style:font-size-asian="8pt" style:font-size-complex="8pt"/>
    </style:style>
    <style:style style:name="P7" style:family="paragraph" style:parent-style-name="Standard">
      <style:text-properties fo:font-size="8pt" officeooo:rsid="001c7ef9" officeooo:paragraph-rsid="001b89b0" style:font-size-asian="8pt" style:font-size-complex="8pt"/>
    </style:style>
    <style:style style:name="P8" style:family="paragraph" style:parent-style-name="Standard">
      <style:text-properties fo:font-size="8pt" officeooo:rsid="001c7ef9" officeooo:paragraph-rsid="001c7ef9" style:font-size-asian="8pt" style:font-size-complex="8pt"/>
    </style:style>
    <style:style style:name="P9" style:family="paragraph" style:parent-style-name="Standard">
      <style:text-properties fo:font-size="8pt" officeooo:rsid="001b89b0" officeooo:paragraph-rsid="0021bdd6" style:font-size-asian="8pt" style:font-size-complex="8pt"/>
    </style:style>
    <style:style style:name="P10" style:family="paragraph" style:parent-style-name="Standard">
      <style:text-properties officeooo:paragraph-rsid="0012fb48"/>
    </style:style>
    <style:style style:name="P11" style:family="paragraph" style:parent-style-name="Preformatted_20_Text">
      <style:text-properties fo:font-size="8pt" officeooo:rsid="000c8b53" officeooo:paragraph-rsid="000e9d5d" style:font-size-asian="8pt" style:font-size-complex="8pt"/>
    </style:style>
    <style:style style:name="P12" style:family="paragraph" style:parent-style-name="Preformatted_20_Text">
      <style:text-properties fo:font-size="8pt" officeooo:rsid="000b89df" officeooo:paragraph-rsid="000b89df" style:font-size-asian="8pt" style:font-size-complex="8pt"/>
    </style:style>
    <style:style style:name="P13" style:family="paragraph" style:parent-style-name="Standard">
      <style:text-properties fo:font-size="8pt" officeooo:rsid="000b89df" officeooo:paragraph-rsid="0023154d" style:font-size-asian="8pt" style:font-size-complex="8pt"/>
    </style:style>
    <style:style style:name="P14" style:family="paragraph" style:parent-style-name="Standard">
      <style:text-properties fo:font-size="8pt" officeooo:rsid="001c7ef9" officeooo:paragraph-rsid="001c7ef9" style:font-size-asian="8pt" style:font-size-complex="8pt"/>
    </style:style>
    <style:style style:name="P15" style:family="paragraph" style:parent-style-name="Standard">
      <style:text-properties fo:font-size="8pt" officeooo:rsid="0028b3a0" officeooo:paragraph-rsid="0028b3a0" style:font-size-asian="8pt" style:font-size-complex="8pt"/>
    </style:style>
    <style:style style:name="T1" style:family="text">
      <style:text-properties officeooo:rsid="000e9d5d"/>
    </style:style>
    <style:style style:name="T2" style:family="text">
      <style:text-properties officeooo:rsid="0010878b"/>
    </style:style>
    <style:style style:name="T3" style:family="text">
      <style:text-properties fo:font-size="8pt" officeooo:rsid="0012fb48" style:font-size-asian="8pt" style:font-size-complex="8pt"/>
    </style:style>
    <style:style style:name="T4" style:family="text">
      <style:text-properties officeooo:rsid="001a7543"/>
    </style:style>
    <style:style style:name="T5" style:family="text">
      <style:text-properties officeooo:rsid="0021bdd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1bd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Conexion TX-RX</text:p>
      <text:p text:style-name="P4"/>
      <text:p text:style-name="P1">AT+CSNS=4</text:p>
      <text:p text:style-name="P1">AT+CSTT="web.vmc.net.co"," ",""</text:p>
      <text:p text:style-name="P1">AT+CIICR</text:p>
      <text:p text:style-name="P1">AT+CIFSR</text:p>
      <text:p text:style-name="P1">AT+CIPSTART="TCP","188.33.176.204","8080"</text:p>
      <text:p text:style-name="P1">AT+CIPSEND</text:p>
      <text:p text:style-name="P1">AT+CIPCLOSE</text:p>
      <text:p text:style-name="P1">AT+CIPSHUT</text:p>
      <text:p text:style-name="P1"/>
      <text:p text:style-name="P1"/>
      <text:p text:style-name="P1">AT</text:p>
      <text:p text:style-name="P1"/>
      <text:p text:style-name="P1">AT+CCID SIMCARD INFO</text:p>
      <text:p text:style-name="P1"/>
      <text:p text:style-name="P1">AT+COPS? RED A LA QUE ESTA CONECTADO</text:p>
      <text:p text:style-name="P1"><text:bookmark-start text:name="__DdeLink__159_1789931549"/>AT+COPS=?<text:bookmark-end text:name="__DdeLink__159_1789931549"/> LISTA DE REDES</text:p>
      <text:p text:style-name="P1"/>
      <text:p text:style-name="P1">AT+CBC <text:s/>ESTADO DE LA BATERIA</text:p>
      <text:p text:style-name="P1"/>
      <text:p text:style-name="P1">AT+CMGF=1</text:p>
      <text:p text:style-name="P1"/>
      <text:p text:style-name="P1">AT+CMGS="3192620701"</text:p>
      <text:p text:style-name="P1"/>
      <text:p text:style-name="P1"/>
      <text:p text:style-name="P1">AT+CPAS return 0 si full funcionality</text:p>
      <text:p text:style-name="P1">AT+CSQ RETURN SIGNAL QUALITY RSSI, BER DONDE RSSI 99 NOT DETECTED 20,0</text:p>
      <text:p text:style-name="P1">AT+CREG? 0,1 REGISTRADO</text:p>
      <text:p text:style-name="P1">AT+CGATT? 1 status GPRS</text:p>
      <text:p text:style-name="P1"/>
      <text:p text:style-name="P6">AT+GSN Ver numero IME<text:span text:style-name="T4">I</text:span></text:p>
      <text:p text:style-name="P1"/>
      <text:p text:style-name="P1">***********Establecer TCP client connection *****************</text:p>
      <text:p text:style-name="P1">AT+CPIN? <text:s/>= ready</text:p>
      <text:p text:style-name="P1">AT+CSQ <text:s text:c="3"/>= &gt;10,0</text:p>
      <text:p text:style-name="P1">AT+CREG? <text:s/>= 0,1</text:p>
      <text:p text:style-name="P1">AT+CGATT? = 1</text:p>
      <text:p text:style-name="P1">AT+CSTT=”web.vmc.net.co” = ok</text:p>
      <text:p text:style-name="P1">AT+CIICR = ok</text:p>
      <text:p text:style-name="P1">AT+CIFSR = local ip</text:p>
      <text:p text:style-name="P1">AT+CIPSTART="TCP","188.33.176.204","8080" = ok connect ok</text:p>
      <text:p text:style-name="P1">AT+CIPSEND</text:p>
      <text:p text:style-name="P1">&lt;"mensaje post" ctrl z para enviar dato = send ok</text:p>
      <text:p text:style-name="P1"/>
      <text:p text:style-name="P1"/>
      <text:p text:style-name="P1">************Establecer HTTP post **********************</text:p>
      <text:p text:style-name="P2">AT+SAPBR=3,1, “Contype”,”GPRS” <text:s text:c="7"/>= ok<text:tab/></text:p>
      <text:p text:style-name="P2">AT+SAPBR=3,1,”APN”,”web.vmc.net.co” <text:s text:c="5"/>= ok</text:p>
      <text:p text:style-name="P2">AT+SAPBR=1,1 <text:s text:c="4"/>= ok</text:p>
      <text:p text:style-name="P2"/>
      <text:p text:style-name="P2"/>
      <text:p text:style-name="P2"/>
      <text:p text:style-name="P1">AT+HTTPINIT = ok</text:p>
      <text:p text:style-name="P1">AT+HTTPPARA = “CID”,1 = ok</text:p>
      <text:p text:style-name="P2">AT+HTTPPARA=“URL”,”<text:a xlink:type="simple" xlink:href="http://biketrackerserver-serversecurity.rhcloud.com/add.php?name=Cesar" text:style-name="Internet_20_link" text:visited-style-name="Visited_20_Internet_20_Link">http://biketrackerserver-serversecurity.rhcloud.com/add.php</text:a>” <text:s text:c="6"/>= ok</text:p>
      <text:p text:style-name="P3"/>
      <text:p text:style-name="P3">AT+HTTPDATA=<text:span text:style-name="T7">74</text:span><text:span text:style-name="T6">,10000</text:span> <text:s text:c="2"/>= DOWNLOAD <text:s text:c="4"/></text:p>
      <text:p text:style-name="P11"><text:bookmark-start text:name="__DdeLink__187_1458984027"/><text:span text:style-name="Source_20_Text">{"</text:span><text:span text:style-name="Source_20_Text"><text:span text:style-name="T1">name</text:span></text:span><text:span text:style-name="Source_20_Text">": </text:span><text:span text:style-name="Source_20_Text"><text:span text:style-name="T1">Lithium</text:span></text:span><text:span text:style-name="Source_20_Text">}</text:span><text:bookmark-end text:name="__DdeLink__187_1458984027"/><text:span text:style-name="Source_20_Text"> <text:s text:c="2"/></text:span><text:span text:style-name="Source_20_Text"><text:span text:style-name="T2">= ok</text:span></text:span></text:p>
      <text:p text:style-name="P2">AT+HTTPACTION=1 <text:s/>= ok +HTTPACTION: 1,200,0</text:p>
      <text:p text:style-name="P2"><text:bookmark-start text:name="__DdeLink__184_1458984027"/>AT+HTTPTERM<text:bookmark-end text:name="__DdeLink__184_1458984027"/> <text:s text:c="3"/>= ok</text:p>
      <text:p text:style-name="P2">AT+SAPBR=0,1 <text:s/></text:p>
      <text:p text:style-name="P1"/>
      <text:p text:style-name="P1">moviletb.net.co</text:p>
      <text:p text:style-name="P1"/>
      <text:p text:style-name="P10"><text:span text:style-name="T3">TIGO APN </text:span>web.colombiamovil.com.co</text:p>
      <text:p text:style-name="P13"/>
      <text:p text:style-name="P9"><text:span text:style-name="T5">{"IMEI": 862950025733240, "BATT": 3.7, "LAT": 4.636492, "LON": 74.083278}</text:span> <text:s/></text:p>
      <text:p text:style-name="P7">mensaje de prueba</text:p>
      <text:p text:style-name="P8">862950025733240,4.636492,N,-74.083278,W,3.7</text:p>
      <text:p text:style-name="P15">$GPRMC,001749.120,A,0328.1321,N,07629.3924,W,1.01,316.26,111116,,,A*7D</text:p>
      <text:p text:style-name="P8"><text:soft-page-break/></text:p>
      <text:p text:style-name="P5"/>
      <text:p text:style-name="P12"><text:span text:style-name="Source_20_Text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8:17:29.780417651</meta:creation-date>
    <dc:date>2016-11-11T11:10:44.961692941</dc:date>
    <meta:editing-duration>PT8H6M50S</meta:editing-duration>
    <meta:editing-cycles>13</meta:editing-cycles>
    <meta:generator>LibreOffice/5.0.6.2$Linux_X86_64 LibreOffice_project/00m0$Build-2</meta:generator>
    <meta:document-statistic meta:table-count="0" meta:image-count="0" meta:object-count="0" meta:page-count="2" meta:paragraph-count="50" meta:word-count="163" meta:character-count="1442" meta:non-whitespace-character-count="1283"/>
  </office:meta>
</office:document-meta>
</file>